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280c8"/>
    </style:style>
    <style:style style:name="P2" style:family="paragraph" style:parent-style-name="Standard">
      <style:paragraph-properties fo:text-align="center" style:justify-single-word="false"/>
      <style:text-properties officeooo:paragraph-rsid="000280c8"/>
    </style:style>
    <style:style style:name="P3" style:family="paragraph" style:parent-style-name="Standard">
      <style:paragraph-properties fo:text-align="start" style:justify-single-word="false"/>
      <style:text-properties officeooo:paragraph-rsid="000280c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DOCUMENTO DE ESPECIFICAÇÃO </text:p>
      <text:p text:style-name="P3"/>
      <text:p text:style-name="P3">HISTÓRICO DE REVISÃO </text:p>
      <text:p text:style-name="P3">SUMÁRIO </text:p>
      <text:p text:style-name="P3"/>
      <text:p text:style-name="P3">1. INTRODUÇÃO</text:p>
      <text:p text:style-name="P3"><text:tab/>ESCOPO </text:p>
      <text:p text:style-name="P3"><text:tab/>DESCRIÇÃO DOS STAKEHOLDERS </text:p>
      <text:p text:style-name="P3"/>
      <text:p text:style-name="P3">2. DESCRIÇÃO GERAL</text:p>
      <text:p text:style-name="P3"><text:tab/>DESCRIÇÃO DO PÚBLICO-ALVO </text:p>
      <text:p text:style-name="P3"><text:tab/>RESTRIÇÕES </text:p>
      <text:p text:style-name="P3"/>
      <text:p text:style-name="P3">3. REQUISITOS</text:p>
      <text:p text:style-name="P3"><text:tab/>REQUISITOS FUNCIONAIS </text:p>
      <text:p text:style-name="P3"><text:tab/>REQUISITOS DE QUALIDADE </text:p>
      <text:p text:style-name="P3"/>
      <text:p text:style-name="P3">APÊNDICES </text:p>
      <text:p text:style-name="P3"><text:tab/>MODELOS </text:p>
      <text:p text:style-name="P3"><text:tab/>GLOSSÁRIO </text:p>
      <text:p text:style-name="P3"/>
      <text:p text:style-name="P3">ÍNDICE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6T22:02:03.547000000</meta:creation-date>
    <dc:date>2016-04-06T22:12:12.581000000</dc:date>
    <meta:editing-duration>PT10M13S</meta:editing-duration>
    <meta:editing-cycles>1</meta:editing-cycles>
    <meta:document-statistic meta:table-count="0" meta:image-count="0" meta:object-count="0" meta:page-count="1" meta:paragraph-count="16" meta:word-count="31" meta:character-count="261" meta:non-whitespace-character-count="224"/>
    <meta:generator>LibreOffice/5.0.3.2$Windows_X86_64 LibreOffice_project/e5f16313668ac592c1bfb310f4390624e3dbfb75</meta:generator>
  </office:meta>
</office:document-meta>
</file>